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4" table:default-cell-style-name="ce2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style-name="Default" table:number-columns-repeated="14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® 40,000: Dawn of War® II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204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29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20:47:24.809837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21:50:37.179252267</dc:date>
    <meta:editing-duration>PT15H4M51S</meta:editing-duration>
    <meta:editing-cycles>186</meta:editing-cycles>
    <meta:generator>LibreOffice/5.1.6.2$Linux_X86_64 LibreOffice_project/10m0$Build-2</meta:generator>
    <meta:document-statistic meta:table-count="1" meta:cell-count="4425" meta:object-count="0"/>
  </office:meta>
</office:document-meta>
</file>